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"/>
    <style:font-face style:name="微软雅黑" svg:font-family="微软雅黑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ohit Devanagari2" svg:font-family="'Lohit Devanagari'" style:font-pitch="variable"/>
    <style:font-face style:name="Microsoft JhengHei" svg:font-family="'Microsoft JhengHei'" style:font-pitch="variable"/>
    <style:font-face style:name="Microsoft YaHei UI" svg:font-family="'Microsoft YaHei UI'" style:font-pitch="variable"/>
    <style:font-face style:name="NanumGothic" svg:font-family="NanumGothic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26pt" fo:language="en" fo:country="US" officeooo:rsid="0017bd48" officeooo:paragraph-rsid="0017bd48" style:font-name-asian="Microsoft JhengHei" style:font-size-asian="26pt" style:font-size-complex="26pt"/>
    </style:style>
    <style:style style:name="P2" style:family="paragraph" style:parent-style-name="Standard">
      <style:text-properties fo:font-size="26pt" fo:language="en" fo:country="US" officeooo:rsid="0017bd48" officeooo:paragraph-rsid="0017bd48" style:font-name-asian="Microsoft JhengHei" style:font-size-asian="26pt" style:font-size-complex="26pt"/>
    </style:style>
    <style:style style:name="P3" style:family="paragraph" style:parent-style-name="Endnote">
      <style:paragraph-properties fo:margin-left="0cm" fo:margin-right="0cm" fo:text-indent="0cm" style:auto-text-indent="false"/>
    </style:style>
    <style:style style:name="T1" style:family="text">
      <style:text-properties style:font-name-asian="Microsoft YaHei U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记录：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宋体" svg:font-family="宋体"/>
    <style:font-face style:name="微软雅黑" svg:font-family="微软雅黑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ohit Devanagari2" svg:font-family="'Lohit Devanagari'" style:font-pitch="variable"/>
    <style:font-face style:name="Microsoft JhengHei" svg:font-family="'Microsoft JhengHei'" style:font-pitch="variable"/>
    <style:font-face style:name="Microsoft YaHei UI" svg:font-family="'Microsoft YaHei UI'" style:font-pitch="variable"/>
    <style:font-face style:name="NanumGothic" svg:font-family="NanumGothic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微软雅黑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font-name-asian="微软雅黑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1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anumGothic" style:font-family-asian="NanumGothic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微软雅黑" style:font-family-asian="微软雅黑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微软雅黑" style:font-family-asian="微软雅黑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微软雅黑" style:font-family-asian="微软雅黑" style:font-name-complex="Lohit Devanagari1" style:font-family-complex="'Lohit Devanagari'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class="extra">
      <style:paragraph-properties fo:line-height="100%" fo:text-align="justify" style:justify-single-word="false" fo:padding="0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family="'Times New Roman'" style:font-family-generic="roman" style:font-pitch="variable" fo:font-size="9pt" style:font-size-asian="9pt" style:font-name-complex="Times New Roman1" style:font-family-complex="'Times New Roman'" style:font-family-generic-complex="roman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默认段落字体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 LibreOffice_project/10m0$Build-2</meta:generator>
    <dc:date>2017-04-24T18:50:03.476431625</dc:date>
    <meta:editing-duration>PT1M34S</meta:editing-duration>
    <meta:editing-cycles>4</meta:editing-cycles>
    <meta:document-statistic meta:table-count="0" meta:image-count="0" meta:object-count="0" meta:page-count="1" meta:paragraph-count="1" meta:word-count="3" meta:character-count="3" meta:non-whitespace-character-count="3"/>
    <meta:user-defined meta:name="KSOProductBuildVer">2052-9.1.0.3914</meta:user-defined>
  </office:meta>
</office:document-meta>
</file>